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office:string-value="B" office:value-type="string" table:content-validation-name="val2" table:style-name="ce61">
            <text:p>B</text:p>
          </table:table-cell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